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5ea62" officeooo:paragraph-rsid="0015ea6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)box</text:p>
      <text:p text:style-name="P1"># <text:s text:c="2"/>code &amp;sample i/o:</text:p>
      <text:p text:style-name="P1"/>
      <text:p text:style-name="P1"/>
      <text:p text:style-name="P1">import java.util.*;</text:p>
      <text:p text:style-name="P1">class box</text:p>
      <text:p text:style-name="P1">{ String parcel_name;</text:p>
      <text:p text:style-name="P1"><text:s text:c="2"/>double length,width,height,volume;</text:p>
      <text:p text:style-name="P1"><text:s text:c="2"/>box(String name,double length,double width,double height)</text:p>
      <text:p text:style-name="P1"><text:s text:c="2"/>{ this.parcel_name=name;</text:p>
      <text:p text:style-name="P1"><text:s text:c="4"/>this.length=length;</text:p>
      <text:p text:style-name="P1"><text:s text:c="4"/>this.width=width;</text:p>
      <text:p text:style-name="P1"><text:s text:c="4"/>this.height=height;</text:p>
      <text:p text:style-name="P1"><text:s text:c="2"/>}</text:p>
      <text:p text:style-name="P1">void volume_cal()</text:p>
      <text:p text:style-name="P1"><text:s text:c="3"/>{</text:p>
      <text:p text:style-name="P1"><text:s text:c="5"/>volume=length*width*height;</text:p>
      <text:p text:style-name="P1"><text:s text:c="3"/>}</text:p>
      <text:p text:style-name="P1">}</text:p>
      <text:p text:style-name="P1">class box_weight extends box</text:p>
      <text:p text:style-name="P1">{</text:p>
      <text:p text:style-name="P1"><text:s text:c="2"/>double weight;</text:p>
      <text:p text:style-name="P1"><text:s text:c="2"/>box_weight(String name,double length,double width,double height,double weight)</text:p>
      <text:p text:style-name="P1"><text:s text:c="2"/>{</text:p>
      <text:p text:style-name="P1"><text:s text:c="5"/>super(name,length,width,height);</text:p>
      <text:p text:style-name="P1"><text:s text:c="5"/>this.weight=weight;</text:p>
      <text:p text:style-name="P1"><text:s text:c="2"/>}</text:p>
      <text:p text:style-name="P1">}</text:p>
      <text:p text:style-name="P1">class box_shipment extends box_weight</text:p>
      <text:p text:style-name="P1">{ </text:p>
      <text:p text:style-name="P1"><text:s/>double scost;</text:p>
      <text:p text:style-name="P1"><text:s text:c="2"/>box_shipment(String name,double length,double width,double height,double weight)</text:p>
      <text:p text:style-name="P1"><text:s text:c="2"/>{</text:p>
      <text:p text:style-name="P1"><text:s text:c="3"/>super(name,length,width,height,weight);</text:p>
      <text:p text:style-name="P1"><text:s text:c="2"/>}</text:p>
      <text:p text:style-name="P1"><text:s/>void calship()</text:p>
      <text:p text:style-name="P1"><text:s text:c="2"/>{ </text:p>
      <text:p text:style-name="P1"><text:s text:c="3"/></text:p>
      <text:p text:style-name="P1"><text:s text:c="3"/>scost=(1/3*volume)+(1/2*weight)+20;</text:p>
      <text:p text:style-name="P1"><text:s text:c="2"/>}</text:p>
      <text:p text:style-name="P1">}</text:p>
      <text:p text:style-name="P1"/>
      <text:p text:style-name="P1">class box_detials</text:p>
      <text:p text:style-name="P1">{</text:p>
      <text:p text:style-name="P1"><text:s text:c="2"/>static Scanner input=new Scanner(System.in);</text:p>
      <text:p text:style-name="P1"><text:s text:c="2"/>public static void main(String[] args)</text:p>
      <text:p text:style-name="P1"><text:s text:c="2"/>{</text:p>
      <text:p text:style-name="P1"><text:s text:c="4"/></text:p>
      <text:p text:style-name="P1"><text:s text:c="4"/>int total,i;</text:p>
      <text:p text:style-name="P1"><text:s text:c="4"/>System.out.print("enter how many number boxes you are going to give : ");</text:p>
      <text:p text:style-name="P1"><text:s text:c="4"/>total=input.nextInt();</text:p>
      <text:p text:style-name="P1"><text:s text:c="4"/>box_shipment[] boxes=new box_shipment[total];</text:p>
      <text:p text:style-name="P1"><text:soft-page-break/><text:s text:c="4"/>input_fun(boxes,total);</text:p>
      <text:p text:style-name="P1"><text:s text:c="4"/>output_fun(boxes,total);</text:p>
      <text:p text:style-name="P1"><text:s text:c="2"/>}</text:p>
      <text:p text:style-name="P1"><text:s/>static void input_fun(box_shipment boxes[],int total)</text:p>
      <text:p text:style-name="P1"><text:s text:c="2"/>{</text:p>
      <text:p text:style-name="P1"><text:s text:c="4"/>String name;</text:p>
      <text:p text:style-name="P1"><text:s text:c="4"/>double length,width,height,weight;</text:p>
      <text:p text:style-name="P1"><text:s text:c="4"/>int i;</text:p>
      <text:p text:style-name="P1"><text:s text:c="6"/>for(i=0;i&lt;total;i++)</text:p>
      <text:p text:style-name="P1"><text:s text:c="7"/>{</text:p>
      <text:p text:style-name="P1"><text:s text:c="8"/>System.out.print("enter name of the parcel "+(i+1)+" : ");</text:p>
      <text:p text:style-name="P1"><text:s text:c="8"/>name=input.next();</text:p>
      <text:p text:style-name="P1"><text:s text:c="8"/>System.out.print("enter length of "+name+"(cm) : ");</text:p>
      <text:p text:style-name="P1"><text:s text:c="8"/>length=input.nextDouble();</text:p>
      <text:p text:style-name="P1"><text:s text:c="8"/>System.out.print("enter width of "+name+"(cm) : ");</text:p>
      <text:p text:style-name="P1"><text:s text:c="8"/>width=input.nextDouble();</text:p>
      <text:p text:style-name="P1"><text:s text:c="8"/>System.out.print("enter height of "+name+"(cm): ");</text:p>
      <text:p text:style-name="P1"><text:s text:c="8"/>height=input.nextDouble();</text:p>
      <text:p text:style-name="P1"><text:s text:c="8"/>System.out.print("enter weight of "+name+"(g) : ");</text:p>
      <text:p text:style-name="P1"><text:s text:c="8"/>weight=input.nextDouble();</text:p>
      <text:p text:style-name="P1"><text:s text:c="8"/>boxes[i]=new box_shipment(name,length,width,height,weight);</text:p>
      <text:p text:style-name="P1"><text:s text:c="8"/>boxes[i].volume_cal();</text:p>
      <text:p text:style-name="P1"><text:s text:c="8"/>boxes[i].calship();</text:p>
      <text:p text:style-name="P1"><text:s text:c="8"/></text:p>
      <text:p text:style-name="P1"><text:s text:c="7"/>}</text:p>
      <text:p text:style-name="P1"><text:s text:c="3"/></text:p>
      <text:p text:style-name="P1"><text:s text:c="2"/>}</text:p>
      <text:p text:style-name="P1"><text:s text:c="2"/>static void output_fun(box_shipment boxes[],int total)</text:p>
      <text:p text:style-name="P1"><text:s text:c="2"/>{</text:p>
      <text:p text:style-name="P1"><text:s text:c="4"/>int i;</text:p>
      <text:p text:style-name="P1"><text:s text:c="6"/>for(i=0;i&lt;total;i++)</text:p>
      <text:p text:style-name="P1"><text:s text:c="7"/>{</text:p>
      <text:p text:style-name="P1"><text:s text:c="5"/></text:p>
      <text:p text:style-name="P1"><text:s text:c="8"/></text:p>
      <text:p text:style-name="P1"><text:s text:c="8"/>System.out.println("\n\tname of the parcel "+(i+1)+" : "+boxes[i].parcel_name+"\nlength : "+boxes[i].length+"\nwidth : "+boxes[i].width+"\nheight : "+boxes[i].height+"\nvolume : "+boxes[i].volume+"\nshipment cost : "+boxes[i].scost);</text:p>
      <text:p text:style-name="P1"><text:s text:c="6"/></text:p>
      <text:p text:style-name="P1"><text:s text:c="17"/>System.out.println("---------------------&gt;&lt;--------------------");</text:p>
      <text:p text:style-name="P1"><text:s text:c="6"/></text:p>
      <text:p text:style-name="P1"><text:s text:c="7"/>}</text:p>
      <text:p text:style-name="P1"><text:s text:c="3"/></text:p>
      <text:p text:style-name="P1"><text:s text:c="2"/>}</text:p>
      <text:p text:style-name="P1">}</text:p>
      <text:p text:style-name="P1"/>
      <text:p text:style-name="P1"/>
      <text:p text:style-name="P1"/>
      <text:p text:style-name="P1">/*</text:p>
      <text:p text:style-name="P1"><text:s/>SAMPLE I/O :</text:p>
      <text:p text:style-name="P1">aswin@aswin-pavilion-15:~/Desktop/sem3/java/lab/programs/2a$ javac box_detials.java </text:p>
      <text:p text:style-name="P1">aswin@aswin-pavilion-15:~/Desktop/sem3/java/lab/programs/2a$ java box_detials</text:p>
      <text:p text:style-name="P1">enter how many number boxes you are going to give : 2</text:p>
      <text:p text:style-name="P1"><text:soft-page-break/>enter name of the parcel 1 : cover</text:p>
      <text:p text:style-name="P1">enter length of cover(cm) : 6</text:p>
      <text:p text:style-name="P1">enter width of cover(cm) : 2</text:p>
      <text:p text:style-name="P1">enter height of covercm() : 13.5</text:p>
      <text:p text:style-name="P1">enter weight of cover(g) : 26</text:p>
      <text:p text:style-name="P1">enter name of the parcel 2 : ear_phone</text:p>
      <text:p text:style-name="P1">enter length of ear_phone(cm) : 0.4</text:p>
      <text:p text:style-name="P1">enter width of ear_phone(cm) : 0.</text:p>
      <text:p text:style-name="P1">enter height of ear_phone(cm) : 560</text:p>
      <text:p text:style-name="P1">enter weight of ear_phone(g) : 200</text:p>
      <text:p text:style-name="P1"/>
      <text:p text:style-name="P1"><text:tab/>name of the parcel 1 : coverlength : 6.0</text:p>
      <text:p text:style-name="P1">width : 2.0</text:p>
      <text:p text:style-name="P1">height : 13.5</text:p>
      <text:p text:style-name="P1">volume : 162.0</text:p>
      <text:p text:style-name="P1">shipment cost : 20.0</text:p>
      <text:p text:style-name="P1">---------------------&gt;&lt;--------------------</text:p>
      <text:p text:style-name="P1"/>
      <text:p text:style-name="P1"><text:tab/>name of the parcel 2 : ear_phonelength : 0.4</text:p>
      <text:p text:style-name="P1">width : 0.0</text:p>
      <text:p text:style-name="P1">height : 560.0</text:p>
      <text:p text:style-name="P1">volume : 0.0</text:p>
      <text:p text:style-name="P1">shipment cost : 20.0</text:p>
      <text:p text:style-name="P1">---------------------&gt;&lt;--------------------</text:p>
      <text:p text:style-name="P1"/>
      <text:p text:style-name="P1">*/</text:p>
      <text:p text:style-name="P1"/>
      <text:p text:style-name="P1">#</text:p>
      <text:p text:style-name="P1"/>
      <text:p text:style-name="P1"/>
      <text:p text:style-name="P1">2)employee</text:p>
      <text:p text:style-name="P1">#code &amp;sample i/o:</text:p>
      <text:p text:style-name="P1">import java.util.*;</text:p>
      <text:p text:style-name="P1">class Employee</text:p>
      <text:p text:style-name="P1">{</text:p>
      <text:p text:style-name="P1"><text:s/>String <text:s/>emp_name,emp_address,mail_id;</text:p>
      <text:p text:style-name="P1"><text:s/>long mobile_no;</text:p>
      <text:p text:style-name="P1"><text:s text:c="2"/>Employee(String emp_name,String emp_address,String mail_id,long mobile_no)</text:p>
      <text:p text:style-name="P1"><text:s text:c="4"/>{</text:p>
      <text:p text:style-name="P1"><text:s text:c="6"/>this.emp_name=emp_name;</text:p>
      <text:p text:style-name="P1"><text:s text:c="6"/>this.emp_address=emp_address;</text:p>
      <text:p text:style-name="P1"><text:s text:c="6"/>this.mail_id=mail_id;</text:p>
      <text:p text:style-name="P1"><text:s text:c="6"/>this.mobile_no=mobile_no;</text:p>
      <text:p text:style-name="P1"><text:s text:c="4"/>}</text:p>
      <text:p text:style-name="P1"><text:s/></text:p>
      <text:p text:style-name="P1"><text:s/></text:p>
      <text:p text:style-name="P1"><text:s/></text:p>
      <text:p text:style-name="P1">}</text:p>
      <text:p text:style-name="P1">class Programmer extends Employee</text:p>
      <text:p text:style-name="P1">{</text:p>
      <text:p text:style-name="P1"><text:s/>double basic_pay,da,hra,pf,scf,allowance=2000,gross_sal,deduction,net_sal;</text:p>
      <text:p text:style-name="P1"><text:soft-page-break/><text:s/>Programmer(String emp_name,String emp_address,String mail_id,long mobile_no,double basic_pay)</text:p>
      <text:p text:style-name="P1"><text:s/>{</text:p>
      <text:p text:style-name="P1"><text:s text:c="3"/>super(emp_name,emp_address,mail_id,mobile_no);</text:p>
      <text:p text:style-name="P1"><text:s text:c="3"/>this.basic_pay=basic_pay;</text:p>
      <text:p text:style-name="P1"><text:s text:c="3"/>da=basic_pay*0.17;</text:p>
      <text:p text:style-name="P1"><text:s text:c="3"/>hra=basic_pay*0.1;</text:p>
      <text:p text:style-name="P1"><text:s text:c="3"/>pf=basic_pay*0.12;</text:p>
      <text:p text:style-name="P1"><text:s text:c="3"/>scf=basic_pay*0.001;</text:p>
      <text:p text:style-name="P1"><text:s/>}</text:p>
      <text:p text:style-name="P1"><text:s/>void calgross_pay()</text:p>
      <text:p text:style-name="P1"><text:s text:c="3"/>{</text:p>
      <text:p text:style-name="P1"><text:s text:c="5"/>gross_sal=basic_pay+da+hra;</text:p>
      <text:p text:style-name="P1"><text:s text:c="5"/>deduction=pf+scf;</text:p>
      <text:p text:style-name="P1"><text:s text:c="3"/>}</text:p>
      <text:p text:style-name="P1"><text:s text:c="5"/></text:p>
      <text:p text:style-name="P1"><text:s text:c="3"/></text:p>
      <text:p text:style-name="P1">void calnet_pay()</text:p>
      <text:p text:style-name="P1"><text:s text:c="2"/>{</text:p>
      <text:p text:style-name="P1"><text:s text:c="4"/>net_sal=gross_sal-deduction;</text:p>
      <text:p text:style-name="P1"><text:s text:c="2"/>}</text:p>
      <text:p text:style-name="P1"><text:s/></text:p>
      <text:p text:style-name="P1">}</text:p>
      <text:p text:style-name="P1"/>
      <text:p text:style-name="P1">class AssistantProfessor extends Employee</text:p>
      <text:p text:style-name="P1">{</text:p>
      <text:p text:style-name="P1"><text:s/>double basic_pay,da,hra,pf,scf,allowance=5000,gross_sal,deduction,net_sal;</text:p>
      <text:p text:style-name="P1"><text:s text:c="2"/>AssistantProfessor(String emp_name,String emp_address,String mail_id,long mobile_no,double basic_pay)</text:p>
      <text:p text:style-name="P1"><text:s/>{</text:p>
      <text:p text:style-name="P1"><text:s text:c="3"/>super(emp_name,emp_address,mail_id,mobile_no);</text:p>
      <text:p text:style-name="P1"><text:s text:c="3"/>this.basic_pay=basic_pay;</text:p>
      <text:p text:style-name="P1"><text:s text:c="3"/>da=basic_pay*0.17;</text:p>
      <text:p text:style-name="P1"><text:s text:c="3"/>hra=basic_pay*0.1;</text:p>
      <text:p text:style-name="P1"><text:s text:c="3"/>pf=basic_pay*0.12;</text:p>
      <text:p text:style-name="P1"><text:s text:c="3"/>scf=basic_pay*0.001;</text:p>
      <text:p text:style-name="P1"><text:s/>}</text:p>
      <text:p text:style-name="P1"><text:s/>void calgross_pay()</text:p>
      <text:p text:style-name="P1"><text:s text:c="3"/>{</text:p>
      <text:p text:style-name="P1"><text:s text:c="5"/>gross_sal=basic_pay+da+hra;</text:p>
      <text:p text:style-name="P1"><text:s text:c="5"/>deduction=pf+scf;</text:p>
      <text:p text:style-name="P1"><text:s text:c="3"/>}</text:p>
      <text:p text:style-name="P1"><text:s text:c="5"/></text:p>
      <text:p text:style-name="P1"><text:s text:c="3"/></text:p>
      <text:p text:style-name="P1">void calnet_pay()</text:p>
      <text:p text:style-name="P1"><text:s text:c="2"/>{</text:p>
      <text:p text:style-name="P1"><text:s text:c="4"/>net_sal=gross_sal-deduction;</text:p>
      <text:p text:style-name="P1"><text:s text:c="2"/>}</text:p>
      <text:p text:style-name="P1"><text:s/></text:p>
      <text:p text:style-name="P1">}</text:p>
      <text:p text:style-name="P1"/>
      <text:p text:style-name="P1">class AssociativeProfessor extends Employee</text:p>
      <text:p text:style-name="P1"><text:soft-page-break/>{</text:p>
      <text:p text:style-name="P1"><text:s/>double basic_pay,da,hra,pf,scf,allowance=10000,gross_sal,deduction,net_sal;</text:p>
      <text:p text:style-name="P1"><text:s text:c="2"/>AssociativeProfessor(String emp_name,String emp_address,String mail_id,long mobile_no,double basic_pay)</text:p>
      <text:p text:style-name="P1"><text:s/>{</text:p>
      <text:p text:style-name="P1"><text:s text:c="3"/>super(emp_name,emp_address,mail_id,mobile_no);</text:p>
      <text:p text:style-name="P1"><text:s text:c="3"/>this.basic_pay=basic_pay;</text:p>
      <text:p text:style-name="P1"><text:s text:c="3"/>da=basic_pay*0.17;</text:p>
      <text:p text:style-name="P1"><text:s text:c="3"/>hra=basic_pay*0.1;</text:p>
      <text:p text:style-name="P1"><text:s text:c="3"/>pf=basic_pay*0.12;</text:p>
      <text:p text:style-name="P1"><text:s text:c="3"/>scf=basic_pay*0.001;</text:p>
      <text:p text:style-name="P1"><text:s/>}</text:p>
      <text:p text:style-name="P1"><text:s/>void calgross_pay()</text:p>
      <text:p text:style-name="P1"><text:s text:c="3"/>{</text:p>
      <text:p text:style-name="P1"><text:s text:c="5"/>gross_sal=basic_pay+da+hra;</text:p>
      <text:p text:style-name="P1"><text:s text:c="5"/>deduction=pf+scf;</text:p>
      <text:p text:style-name="P1"><text:s text:c="3"/>}</text:p>
      <text:p text:style-name="P1"><text:s text:c="5"/></text:p>
      <text:p text:style-name="P1"><text:s text:c="3"/></text:p>
      <text:p text:style-name="P1">void calnet_pay()</text:p>
      <text:p text:style-name="P1"><text:s text:c="2"/>{</text:p>
      <text:p text:style-name="P1"><text:s text:c="4"/>net_sal=gross_sal-deduction;</text:p>
      <text:p text:style-name="P1"><text:s text:c="2"/>}</text:p>
      <text:p text:style-name="P1"><text:s/></text:p>
      <text:p text:style-name="P1">}</text:p>
      <text:p text:style-name="P1"/>
      <text:p text:style-name="P1">class Professor extends Employee</text:p>
      <text:p text:style-name="P1">{</text:p>
      <text:p text:style-name="P1"><text:s/>double basic_pay,da,hra,pf,scf,allowance=1500,gross_sal,deduction,net_sal;</text:p>
      <text:p text:style-name="P1"><text:s/>Professor(String emp_name,String emp_address,String mail_id,long mobile_no,double basic_pay)</text:p>
      <text:p text:style-name="P1"><text:s/>{</text:p>
      <text:p text:style-name="P1"><text:s text:c="3"/>super(emp_name,emp_address,mail_id,mobile_no);</text:p>
      <text:p text:style-name="P1"><text:s text:c="3"/>this.basic_pay=basic_pay;</text:p>
      <text:p text:style-name="P1"><text:s text:c="3"/>da=basic_pay*0.17;</text:p>
      <text:p text:style-name="P1"><text:s text:c="3"/>hra=basic_pay*0.1;</text:p>
      <text:p text:style-name="P1"><text:s text:c="3"/>pf=basic_pay*0.12;</text:p>
      <text:p text:style-name="P1"><text:s text:c="3"/>scf=basic_pay*0.001;</text:p>
      <text:p text:style-name="P1"><text:s/>}</text:p>
      <text:p text:style-name="P1"><text:s/>void calgross_pay()</text:p>
      <text:p text:style-name="P1"><text:s text:c="3"/>{</text:p>
      <text:p text:style-name="P1"><text:s text:c="5"/>gross_sal=basic_pay+da+hra;</text:p>
      <text:p text:style-name="P1"><text:s text:c="5"/>deduction=pf+scf;</text:p>
      <text:p text:style-name="P1"><text:s text:c="3"/>}</text:p>
      <text:p text:style-name="P1"><text:s text:c="5"/></text:p>
      <text:p text:style-name="P1"><text:s text:c="3"/></text:p>
      <text:p text:style-name="P1">void calnet_pay()</text:p>
      <text:p text:style-name="P1"><text:s text:c="2"/>{</text:p>
      <text:p text:style-name="P1"><text:s text:c="4"/>net_sal=gross_sal-deduction;</text:p>
      <text:p text:style-name="P1"><text:s text:c="2"/>}</text:p>
      <text:p text:style-name="P1"><text:s/></text:p>
      <text:p text:style-name="P1">}</text:p>
      <text:p text:style-name="P1"><text:s/>class Employee_detials</text:p>
      <text:p text:style-name="P1"><text:soft-page-break/>{</text:p>
      <text:p text:style-name="P1"><text:s text:c="2"/>static Scanner inp=new Scanner(System.in);</text:p>
      <text:p text:style-name="P1"><text:s text:c="4"/>static <text:s/>int countp,countap,countasp,countprof;</text:p>
      <text:p text:style-name="P1"><text:s text:c="2"/>public static void main(String[] args)</text:p>
      <text:p text:style-name="P1"><text:s text:c="2"/>{</text:p>
      <text:p text:style-name="P1"><text:s text:c="3"/>int choice,total;</text:p>
      <text:p text:style-name="P1"><text:s text:c="4"/>System.out.print("enter how many employee detials you are going to give : ");</text:p>
      <text:p text:style-name="P1"><text:s text:c="4"/>total=inp.nextInt();</text:p>
      <text:p text:style-name="P1"><text:s text:c="5"/>Programmer[] p=new Programmer[total];</text:p>
      <text:p text:style-name="P1"><text:s text:c="5"/>AssistantProfessor[] ap=new AssistantProfessor[total];</text:p>
      <text:p text:style-name="P1"><text:s text:c="5"/>AssociativeProfessor[] asp=new AssociativeProfessor[total];</text:p>
      <text:p text:style-name="P1"><text:s text:c="5"/>Professor[] prof=new Professor[total];</text:p>
      <text:p text:style-name="P1"><text:s text:c="3"/>for(int i=0;i&lt;total;i++)</text:p>
      <text:p text:style-name="P1"><text:s text:c="3"/>{</text:p>
      <text:p text:style-name="P1"><text:s text:c="4"/>System.out.print("1--Programmer\n2--Assitant professor\n3--assoicative professor\n4--professsor\nenter designation : ");</text:p>
      <text:p text:style-name="P1"><text:s text:c="4"/>choice=inp.nextInt();</text:p>
      <text:p text:style-name="P1"><text:s text:c="3"/></text:p>
      <text:p text:style-name="P1"><text:s text:c="4"/>if(choice==1)</text:p>
      <text:p text:style-name="P1"><text:s text:c="7"/>input_fun(p);</text:p>
      <text:p text:style-name="P1"><text:s text:c="4"/>else if(choice==2)</text:p>
      <text:p text:style-name="P1"><text:s text:c="9"/>input_fun(ap); </text:p>
      <text:p text:style-name="P1"><text:s text:c="5"/>else if(choice==3)</text:p>
      <text:p text:style-name="P1"><text:s text:c="9"/>input_fun(asp); <text:s text:c="8"/></text:p>
      <text:p text:style-name="P1"><text:s text:c="3"/>else if(choice==4)</text:p>
      <text:p text:style-name="P1"><text:s text:c="9"/>input_fun(prof);</text:p>
      <text:p text:style-name="P1"/>
      <text:p text:style-name="P1"><text:s text:c="3"/>}</text:p>
      <text:p text:style-name="P1"><text:s text:c="4"/>output(p,ap,asp,prof); <text:s text:c="14"/></text:p>
      <text:p text:style-name="P1"><text:s text:c="2"/>}</text:p>
      <text:p text:style-name="P1"><text:s/>static void input_fun(Programmer[] p)</text:p>
      <text:p text:style-name="P1"><text:s text:c="2"/>{</text:p>
      <text:p text:style-name="P1"><text:s text:c="7"/>String emp_name,emp_address,mail_id;</text:p>
      <text:p text:style-name="P1"><text:s text:c="7"/>long mobile_no;</text:p>
      <text:p text:style-name="P1"><text:s text:c="7"/>double basic_pay;</text:p>
      <text:p text:style-name="P1"><text:s text:c="4"/></text:p>
      <text:p text:style-name="P1"><text:s text:c="7"/>System.out.print("enter name : ");</text:p>
      <text:p text:style-name="P1"><text:s text:c="7"/>emp_name=inp.next();</text:p>
      <text:p text:style-name="P1"><text:s text:c="7"/>System.out.print("enter email id of "+emp_name+" : ");</text:p>
      <text:p text:style-name="P1"><text:s text:c="7"/>mail_id=inp.next();</text:p>
      <text:p text:style-name="P1"><text:s text:c="7"/>System.out.print("enter address : ");</text:p>
      <text:p text:style-name="P1"><text:s text:c="7"/>emp_address=inp.next();</text:p>
      <text:p text:style-name="P1"><text:s text:c="7"/>System.out.print("enter mobile number : ");</text:p>
      <text:p text:style-name="P1"><text:s text:c="7"/>mobile_no=inp.nextLong();</text:p>
      <text:p text:style-name="P1"><text:s text:c="7"/>System.out.print("enter basic pay <text:s/>: ");</text:p>
      <text:p text:style-name="P1"><text:s text:c="7"/>basic_pay=inp.nextDouble();</text:p>
      <text:p text:style-name="P1"><text:s text:c="7"/>p[countp]=new Programmer(emp_name,emp_address,mail_id,mobile_no,basic_pay);</text:p>
      <text:p text:style-name="P1"><text:s text:c="7"/>p[countp].calgross_pay();</text:p>
      <text:p text:style-name="P1"><text:s text:c="7"/>p[countp].calnet_pay();</text:p>
      <text:p text:style-name="P1"><text:s text:c="7"/>countp++;</text:p>
      <text:p text:style-name="P1"><text:s text:c="8"/></text:p>
      <text:p text:style-name="P1"><text:s text:c="2"/>} <text:s text:c="2"/></text:p>
      <text:p text:style-name="P1"><text:soft-page-break/><text:s/>static void input_fun(AssistantProfessor[] ap)</text:p>
      <text:p text:style-name="P1"><text:s text:c="2"/>{</text:p>
      <text:p text:style-name="P1"><text:s text:c="7"/>String emp_name,emp_address,mail_id;</text:p>
      <text:p text:style-name="P1"><text:s text:c="7"/>long mobile_no;</text:p>
      <text:p text:style-name="P1"><text:s text:c="7"/>double basic_pay;</text:p>
      <text:p text:style-name="P1"><text:s text:c="4"/></text:p>
      <text:p text:style-name="P1"><text:s text:c="7"/>System.out.print("enter name : ");</text:p>
      <text:p text:style-name="P1"><text:s text:c="7"/>emp_name=inp.next();</text:p>
      <text:p text:style-name="P1"><text:s text:c="7"/>System.out.print("enter email id of "+emp_name+" : ");</text:p>
      <text:p text:style-name="P1"><text:s text:c="7"/>mail_id=inp.next();</text:p>
      <text:p text:style-name="P1"><text:s text:c="7"/>System.out.print("enter address : ");</text:p>
      <text:p text:style-name="P1"><text:s text:c="7"/>emp_address=inp.next();</text:p>
      <text:p text:style-name="P1"><text:s text:c="7"/>System.out.print("enter mobile number : ");</text:p>
      <text:p text:style-name="P1"><text:s text:c="7"/>mobile_no=inp.nextLong();</text:p>
      <text:p text:style-name="P1"><text:s text:c="7"/>System.out.print("enter basic pay <text:s/>: ");</text:p>
      <text:p text:style-name="P1"><text:s text:c="7"/>basic_pay=inp.nextDouble();</text:p>
      <text:p text:style-name="P1"><text:s text:c="7"/>ap[countap]=new AssistantProfessor(emp_name,emp_address,mail_id,mobile_no,basic_pay);</text:p>
      <text:p text:style-name="P1"><text:s text:c="7"/>ap[countap].calgross_pay();</text:p>
      <text:p text:style-name="P1"><text:s text:c="7"/>ap[countap].calnet_pay(); <text:s text:c="4"/></text:p>
      <text:p text:style-name="P1"><text:s text:c="8"/>countap++;</text:p>
      <text:p text:style-name="P1"><text:s text:c="2"/>} <text:s text:c="2"/></text:p>
      <text:p text:style-name="P1"/>
      <text:p text:style-name="P1"><text:s text:c="2"/>static void input_fun(AssociativeProfessor[] asp)</text:p>
      <text:p text:style-name="P1"><text:s text:c="2"/>{</text:p>
      <text:p text:style-name="P1"><text:s text:c="7"/>String emp_name,emp_address,mail_id;</text:p>
      <text:p text:style-name="P1"><text:s text:c="7"/>long mobile_no;</text:p>
      <text:p text:style-name="P1"><text:s text:c="7"/>double basic_pay;</text:p>
      <text:p text:style-name="P1"><text:s text:c="4"/></text:p>
      <text:p text:style-name="P1"><text:s text:c="7"/>System.out.print("enter name : ");</text:p>
      <text:p text:style-name="P1"><text:s text:c="7"/>emp_name=inp.next();</text:p>
      <text:p text:style-name="P1"><text:s text:c="7"/>System.out.print("enter email id of "+emp_name+" : ");</text:p>
      <text:p text:style-name="P1"><text:s text:c="7"/>mail_id=inp.next();</text:p>
      <text:p text:style-name="P1"><text:s text:c="7"/>System.out.print("enter address : ");</text:p>
      <text:p text:style-name="P1"><text:s text:c="7"/>emp_address=inp.next();</text:p>
      <text:p text:style-name="P1"><text:s text:c="7"/>System.out.print("enter mobile number : ");</text:p>
      <text:p text:style-name="P1"><text:s text:c="7"/>mobile_no=inp.nextLong();</text:p>
      <text:p text:style-name="P1"><text:s text:c="7"/>System.out.print("enter basic pay <text:s/>: ");</text:p>
      <text:p text:style-name="P1"><text:s text:c="7"/>basic_pay=inp.nextDouble();</text:p>
      <text:p text:style-name="P1"><text:s text:c="7"/>asp[countasp]=new AssociativeProfessor(emp_name,emp_address,mail_id,mobile_no,basic_pay);</text:p>
      <text:p text:style-name="P1"><text:s text:c="7"/>asp[countasp].calgross_pay();</text:p>
      <text:p text:style-name="P1"><text:s text:c="7"/>asp[countasp].calnet_pay(); </text:p>
      <text:p text:style-name="P1"><text:s text:c="7"/>countasp++;</text:p>
      <text:p text:style-name="P1"><text:s text:c="2"/>} <text:s/></text:p>
      <text:p text:style-name="P1"><text:s text:c="2"/>static void input_fun(Professor[] prof)</text:p>
      <text:p text:style-name="P1"><text:s text:c="2"/>{</text:p>
      <text:p text:style-name="P1"><text:s text:c="7"/>String emp_name,emp_address,mail_id;</text:p>
      <text:p text:style-name="P1"><text:s text:c="7"/>long mobile_no;</text:p>
      <text:p text:style-name="P1"><text:s text:c="7"/>double basic_pay;</text:p>
      <text:p text:style-name="P1"><text:s text:c="4"/></text:p>
      <text:p text:style-name="P1"><text:s text:c="7"/>System.out.print("enter name : ");</text:p>
      <text:p text:style-name="P1"><text:s text:c="7"/>emp_name=inp.next();</text:p>
      <text:p text:style-name="P1"><text:soft-page-break/><text:s text:c="7"/>System.out.print("enter email id of "+emp_name+" : ");</text:p>
      <text:p text:style-name="P1"><text:s text:c="7"/>mail_id=inp.next();</text:p>
      <text:p text:style-name="P1"><text:s text:c="7"/>System.out.print("enter address : ");</text:p>
      <text:p text:style-name="P1"><text:s text:c="7"/>emp_address=inp.next();</text:p>
      <text:p text:style-name="P1"><text:s text:c="7"/>System.out.print("enter mobile number : ");</text:p>
      <text:p text:style-name="P1"><text:s text:c="7"/>mobile_no=inp.nextLong();</text:p>
      <text:p text:style-name="P1"><text:s text:c="7"/>System.out.print("enter basic pay <text:s/>: ");</text:p>
      <text:p text:style-name="P1"><text:s text:c="7"/>basic_pay=inp.nextDouble();</text:p>
      <text:p text:style-name="P1"><text:s text:c="7"/>prof[countprof]=new Professor(emp_name,emp_address,mail_id,mobile_no,basic_pay);</text:p>
      <text:p text:style-name="P1"><text:s text:c="7"/>prof[countprof].calgross_pay();</text:p>
      <text:p text:style-name="P1"><text:s text:c="7"/>prof[countprof].calnet_pay(); </text:p>
      <text:p text:style-name="P1"><text:s text:c="7"/>countprof++;</text:p>
      <text:p text:style-name="P1"><text:s text:c="2"/>} <text:s/></text:p>
      <text:p text:style-name="P1"/>
      <text:p text:style-name="P1"><text:s text:c="3"/>static void output(Programmer[] p, AssistantProfessor[] ap, AssociativeProfessor[] asp,Professor[] prof)</text:p>
      <text:p text:style-name="P1"><text:s text:c="3"/>{ <text:s text:c="10"/></text:p>
      <text:p text:style-name="P1"><text:s text:c="10"/></text:p>
      <text:p text:style-name="P1"><text:s text:c="14"/>for(int i=0;i&lt;countp;i++) </text:p>
      <text:p text:style-name="P1"><text:s text:c="15"/>{ <text:s text:c="3"/>if(i==0)</text:p>
      <text:p text:style-name="P1"><text:s text:c="23"/>System.out.println("\t----PROGRAMMER---"); </text:p>
      <text:p text:style-name="P1"><text:s text:c="19"/></text:p>
      <text:p text:style-name="P1"><text:s text:c="18"/>System.out.println(" <text:s text:c="14"/>Name : "+p[i].emp_name+"\nMail-ID : "+p[i].mail_id+"\nAddress : "+p[i].emp_address+"\nMobile-No : "+p[i].mobile_no+"\nBasic pay : "+p[i].basic_pay+"\nNet salary : "+p[i].net_sal +"\nGross salary : "+p[i].gross_sal+"\nDeductions : "+p[i].deduction);</text:p>
      <text:p text:style-name="P1"><text:s text:c="12"/>// <text:s text:c="2"/>static{System.out.println("\t----PROGRAMMER---");}</text:p>
      <text:p text:style-name="P1"><text:s text:c="45"/></text:p>
      <text:p text:style-name="P1"><text:s text:c="15"/>}</text:p>
      <text:p text:style-name="P1"><text:s text:c="11"/></text:p>
      <text:p text:style-name="P1"><text:s text:c="15"/>for(int i=0;i&lt;countap;i++) </text:p>
      <text:p text:style-name="P1"><text:s text:c="15"/>{</text:p>
      <text:p text:style-name="P1"><text:s text:c="19"/>if(i==0)</text:p>
      <text:p text:style-name="P1"><text:s text:c="23"/>System.out.println("\t----ASSISTANT PROFESSOR---");</text:p>
      <text:p text:style-name="P1"><text:s text:c="18"/>System.out.println(" <text:s text:c="14"/>Name : "+ap[i].emp_name+"\nMail-ID : "+ap[i].mail_id+"\nAddress : "+ap[i].emp_address+"\nMobile-No : "+ap[i].mobile_no+"\nBasic pay : "+ap[i].basic_pay+"\nNet salary : "+ap[i].net_sal +"\nGross salary : "+ap[i].gross_sal+"\nDeductions : "+ap[i].deduction);</text:p>
      <text:p text:style-name="P1"><text:s text:c="15"/>// static{System.out.println("\t----ASSISTANT PROFESSOR---");}</text:p>
      <text:p text:style-name="P1"><text:s text:c="15"/>}</text:p>
      <text:p text:style-name="P1"><text:s text:c="15"/>for(int i=0;i&lt;countasp;i++) </text:p>
      <text:p text:style-name="P1"><text:s text:c="15"/>{ <text:s/></text:p>
      <text:p text:style-name="P1"><text:s text:c="18"/>if(i==0)</text:p>
      <text:p text:style-name="P1"><text:s text:c="22"/>System.out.println("\t----ASSOCIATIVE PROFESSOR---"); </text:p>
      <text:p text:style-name="P1"><text:s text:c="21"/></text:p>
      <text:p text:style-name="P1"><text:s text:c="21"/></text:p>
      <text:p text:style-name="P1"><text:s text:c="18"/>System.out.println(" <text:s text:c="14"/>Name : "+asp[i].emp_name+"\nMail-ID : "+asp[i].mail_id+"\nAddress : "+asp[i].emp_address+"\nMobile-No : "+asp[i].mobile_no+"\nBasic pay : "+asp[i].basic_pay+"\nNet salary : "+asp[i].net_sal +"\nGross salary : "+asp[i].gross_sal+"\nDeductions : "+asp[i].deduction);</text:p>
      <text:p text:style-name="P1"><text:s text:c="16"/>// <text:s/>static{System.out.println("\t----ASSOCIATIVE PROFESSOR---");} <text:s text:c="15"/></text:p>
      <text:p text:style-name="P1"><text:s text:c="15"/>}</text:p>
      <text:p text:style-name="P1"><text:soft-page-break/>for(int i=0;i&lt;countprof;i++) </text:p>
      <text:p text:style-name="P1"><text:s text:c="15"/>{ <text:s text:c="2"/>if(i==0)</text:p>
      <text:p text:style-name="P1"><text:s text:c="22"/>System.out.println("\t----PROFESSOR---");</text:p>
      <text:p text:style-name="P1"><text:s text:c="15"/></text:p>
      <text:p text:style-name="P1"><text:s text:c="18"/>System.out.println(" <text:s text:c="14"/>Name : "+prof[i].emp_name+"\nMail-ID : "+prof[i].mail_id+"\nAddress : "+prof[i].emp_address+"\nMobile-No : "+prof[i].mobile_no+"\nBasic pay : "+prof[i].basic_pay+"\nNet salary : "+prof[i].net_sal +"\nGross salary : "+prof[i].gross_sal+"\nDeductions : "+prof[i].deduction);</text:p>
      <text:p text:style-name="P1"><text:s text:c="30"/>// <text:s text:c="3"/>static{System.out.println("\t----PROFESSOR---");}</text:p>
      <text:p text:style-name="P1"><text:s text:c="15"/>}</text:p>
      <text:p text:style-name="P1"><text:s text:c="3"/>} <text:s text:c="9"/></text:p>
      <text:p text:style-name="P1">}</text:p>
      <text:p text:style-name="P1"/>
      <text:p text:style-name="P1"/>
      <text:p text:style-name="P1"/>
      <text:p text:style-name="P1"/>
      <text:p text:style-name="P1">/*</text:p>
      <text:p text:style-name="P1">SAMPLE I/O:</text:p>
      <text:p text:style-name="P1"><text:s text:c="4"/>cs1027@u20:~/Desktop/java_lab/2a$ javac Employee_detials.java </text:p>
      <text:p text:style-name="P1">cs1027@u20:~/Desktop/java_lab/2a$ java Employee_detials</text:p>
      <text:p text:style-name="P1">enter how many employee detials you are going to give : 3</text:p>
      <text:p text:style-name="P1">1--Programmer</text:p>
      <text:p text:style-name="P1">2--Assitant professor</text:p>
      <text:p text:style-name="P1">3--assoicative professor</text:p>
      <text:p text:style-name="P1">4--professsor</text:p>
      <text:p text:style-name="P1">enter designation : 1</text:p>
      <text:p text:style-name="P1">enter name : aswin</text:p>
      <text:p text:style-name="P1">enter email id of aswin : msaswin37@</text:p>
      <text:p text:style-name="P1">enter address : neikuppai</text:p>
      <text:p text:style-name="P1">enter mobile number : 6382728735 </text:p>
      <text:p text:style-name="P1">enter basic pay <text:s/>: 5000 </text:p>
      <text:p text:style-name="P1">1--Programmer</text:p>
      <text:p text:style-name="P1">2--Assitant professor</text:p>
      <text:p text:style-name="P1">3--assoicative professor</text:p>
      <text:p text:style-name="P1">4--professsor</text:p>
      <text:p text:style-name="P1">enter designation : 4</text:p>
      <text:p text:style-name="P1">enter name : bala</text:p>
      <text:p text:style-name="P1">enter email id of bala : balakrishnan2001@</text:p>
      <text:p text:style-name="P1">enter address : permbalur</text:p>
      <text:p text:style-name="P1">enter mobile number : 6372727484</text:p>
      <text:p text:style-name="P1">enter basic pay <text:s/>: 10000</text:p>
      <text:p text:style-name="P1">1--Programmer</text:p>
      <text:p text:style-name="P1">2--Assitant professor</text:p>
      <text:p text:style-name="P1">3--assoicative professor</text:p>
      <text:p text:style-name="P1">4--professsor</text:p>
      <text:p text:style-name="P1">enter designation : 3</text:p>
      <text:p text:style-name="P1">enter name : nanthan</text:p>
      <text:p text:style-name="P1">enter email id of nanthan : nanthanas23@</text:p>
      <text:p text:style-name="P1">enter address : trichy</text:p>
      <text:p text:style-name="P1">enter mobile number : 6362827287</text:p>
      <text:p text:style-name="P1">enter basic pay <text:s/>: 12000</text:p>
      <text:p text:style-name="P1"><text:tab/>----PROGRAMMER---</text:p>
      <text:p text:style-name="P1"><text:soft-page-break/><text:s text:c="15"/>Name : aswin</text:p>
      <text:p text:style-name="P1">Mail-ID : msaswin37@</text:p>
      <text:p text:style-name="P1">Address : neikuppai</text:p>
      <text:p text:style-name="P1">Mobile-No : 6382728735</text:p>
      <text:p text:style-name="P1">Basic pay : 5000.0</text:p>
      <text:p text:style-name="P1">Net salary : 5745.0</text:p>
      <text:p text:style-name="P1">Gross salary : 6350.0</text:p>
      <text:p text:style-name="P1">Deductions : 605.0</text:p>
      <text:p text:style-name="P1"><text:tab/>----ASSOCIATIVE PROFESSOR---</text:p>
      <text:p text:style-name="P1"><text:s text:c="15"/>Name : nanthan</text:p>
      <text:p text:style-name="P1">Mail-ID : nanthanas23@</text:p>
      <text:p text:style-name="P1">Address : trichy</text:p>
      <text:p text:style-name="P1">Mobile-No : 6362827287</text:p>
      <text:p text:style-name="P1">Basic pay : 12000.0</text:p>
      <text:p text:style-name="P1">Net salary : 13788.0</text:p>
      <text:p text:style-name="P1">Gross salary : 15240.0</text:p>
      <text:p text:style-name="P1">Deductions : 1452.0</text:p>
      <text:p text:style-name="P1"><text:tab/>----PROFESSOR---</text:p>
      <text:p text:style-name="P1"><text:s text:c="15"/>Name : bala</text:p>
      <text:p text:style-name="P1">Mail-ID : balakrishnan2001@</text:p>
      <text:p text:style-name="P1">Address : permbalur</text:p>
      <text:p text:style-name="P1">Mobile-No : 6372727484</text:p>
      <text:p text:style-name="P1">Basic pay : 10000.0</text:p>
      <text:p text:style-name="P1">Net salary : 11490.0</text:p>
      <text:p text:style-name="P1">Gross salary : 12700.0</text:p>
      <text:p text:style-name="P1">Deductions : 1210.0</text:p>
      <text:p text:style-name="P1">*/</text:p>
      <text:p text:style-name="P1"/>
      <text:p text:style-name="P1"/>
      <text:p text:style-name="P1"/>
      <text:p text:style-name="P1">#</text:p>
      <text:p text:style-name="P1"/>
      <text:p text:style-name="P1">3)person</text:p>
      <text:p text:style-name="P1"># code &amp;sample i/o:</text:p>
      <text:p text:style-name="P1">import java.util.*;</text:p>
      <text:p text:style-name="P1">class Person</text:p>
      <text:p text:style-name="P1">{</text:p>
      <text:p text:style-name="P1"><text:s text:c="2"/>String name,dob,address;</text:p>
      <text:p text:style-name="P1"><text:s text:c="2"/>int age;</text:p>
      <text:p text:style-name="P1"><text:s text:c="2"/>void assign_inp(String name,String dob,String address,int age)</text:p>
      <text:p text:style-name="P1"><text:s text:c="2"/>{</text:p>
      <text:p text:style-name="P1"><text:s text:c="4"/>this.name=name;</text:p>
      <text:p text:style-name="P1"><text:s text:c="4"/>this.dob=dob;</text:p>
      <text:p text:style-name="P1"><text:s text:c="4"/>this.address=address;</text:p>
      <text:p text:style-name="P1"><text:s text:c="4"/>this.age=age;</text:p>
      <text:p text:style-name="P1"/>
      <text:p text:style-name="P1"><text:s text:c="2"/>}</text:p>
      <text:p text:style-name="P1"><text:s/></text:p>
      <text:p text:style-name="P1">}</text:p>
      <text:p text:style-name="P1"/>
      <text:p text:style-name="P1">class Student extends Person</text:p>
      <text:p text:style-name="P1">{</text:p>
      <text:p text:style-name="P1"><text:soft-page-break/><text:s text:c="2"/>String dept,performance;</text:p>
      <text:p text:style-name="P1"><text:s text:c="2"/>double mark;int exca;</text:p>
      <text:p text:style-name="P1"><text:s text:c="2"/>void set_inp(String name,String dob,String address,int age,String dept,int exca,double mark)</text:p>
      <text:p text:style-name="P1"><text:s text:c="2"/>{</text:p>
      <text:p text:style-name="P1"><text:s text:c="2"/>assign_inp(name,dob,address,age);</text:p>
      <text:p text:style-name="P1"><text:s text:c="2"/>this.dept=dept;</text:p>
      <text:p text:style-name="P1"><text:s text:c="2"/>this.mark=mark;</text:p>
      <text:p text:style-name="P1"><text:s text:c="2"/>this.exca=exca;</text:p>
      <text:p text:style-name="P1"><text:s text:c="3"/>cal_per();</text:p>
      <text:p text:style-name="P1"><text:s text:c="2"/>}</text:p>
      <text:p text:style-name="P1"><text:s/>void cal_per()</text:p>
      <text:p text:style-name="P1"><text:s text:c="2"/>{</text:p>
      <text:p text:style-name="P1"><text:s text:c="3"/>if(mark&gt;=9)</text:p>
      <text:p text:style-name="P1"><text:s text:c="5"/>{if(exca&gt;=3)</text:p>
      <text:p text:style-name="P1"><text:s text:c="9"/>performance="outstanding";</text:p>
      <text:p text:style-name="P1"><text:s text:c="7"/>else</text:p>
      <text:p text:style-name="P1"><text:s text:c="9"/>performance="Excellent";</text:p>
      <text:p text:style-name="P1"><text:s text:c="5"/>}</text:p>
      <text:p text:style-name="P1"><text:s text:c="4"/>else if(mark&gt;=7&amp;&amp;mark&lt;=8.9)</text:p>
      <text:p text:style-name="P1"><text:s text:c="6"/>{if(exca&gt;3)</text:p>
      <text:p text:style-name="P1"><text:s text:c="9"/>performance="Excellent";</text:p>
      <text:p text:style-name="P1"><text:s text:c="7"/>else</text:p>
      <text:p text:style-name="P1"><text:s text:c="9"/>performance="good";</text:p>
      <text:p text:style-name="P1"><text:s text:c="8"/></text:p>
      <text:p text:style-name="P1"><text:s text:c="6"/>}</text:p>
      <text:p text:style-name="P1"><text:s text:c="3"/>else if(mark&gt;=6&amp;&amp;mark&lt;=6.9)</text:p>
      <text:p text:style-name="P1"><text:s text:c="7"/>{if(exca&gt;3)</text:p>
      <text:p text:style-name="P1"><text:s text:c="9"/>performance="good";</text:p>
      <text:p text:style-name="P1"><text:s text:c="8"/>else</text:p>
      <text:p text:style-name="P1"><text:s text:c="10"/>performance="fair";</text:p>
      <text:p text:style-name="P1"><text:s text:c="5"/></text:p>
      <text:p text:style-name="P1"><text:s text:c="7"/>}</text:p>
      <text:p text:style-name="P1"><text:s text:c="4"/>else</text:p>
      <text:p text:style-name="P1"><text:s text:c="6"/>performance="fair";</text:p>
      <text:p text:style-name="P1"><text:s text:c="2"/>}</text:p>
      <text:p text:style-name="P1">}</text:p>
      <text:p text:style-name="P1">class Professor extends Person</text:p>
      <text:p text:style-name="P1">{</text:p>
      <text:p text:style-name="P1"><text:s text:c="2"/>String dept,performance;</text:p>
      <text:p text:style-name="P1"><text:s text:c="2"/>int nop,fp;</text:p>
      <text:p text:style-name="P1"><text:s text:c="3"/>void set_inp(String name,String dob,String address,int age,String dept,int nop,int fp)</text:p>
      <text:p text:style-name="P1"><text:s text:c="4"/>{</text:p>
      <text:p text:style-name="P1"><text:s text:c="6"/>assign_inp(name,dob,address,age);</text:p>
      <text:p text:style-name="P1"><text:s text:c="9"/>this.dept=dept;</text:p>
      <text:p text:style-name="P1"><text:s text:c="9"/>this.nop=nop;</text:p>
      <text:p text:style-name="P1"><text:s text:c="9"/>this.fp=fp;</text:p>
      <text:p text:style-name="P1"><text:s text:c="9"/>cal_per();</text:p>
      <text:p text:style-name="P1"><text:s text:c="4"/>}</text:p>
      <text:p text:style-name="P1"/>
      <text:p text:style-name="P1"><text:s text:c="2"/>void cal_per()</text:p>
      <text:p text:style-name="P1"><text:s text:c="2"/>{</text:p>
      <text:p text:style-name="P1"><text:s text:c="3"/>if(nop&gt;=9)</text:p>
      <text:p text:style-name="P1"><text:soft-page-break/><text:s text:c="5"/>{if(fp&gt;=3)</text:p>
      <text:p text:style-name="P1"><text:s text:c="9"/>performance="outstanding";</text:p>
      <text:p text:style-name="P1"><text:s text:c="7"/>else</text:p>
      <text:p text:style-name="P1"><text:s text:c="9"/>performance="Excellent";</text:p>
      <text:p text:style-name="P1"><text:s text:c="5"/>}</text:p>
      <text:p text:style-name="P1"><text:s text:c="4"/>else if(nop&gt;=7&amp;&amp;nop&lt;=8)</text:p>
      <text:p text:style-name="P1"><text:s text:c="6"/>{if(fp&gt;3)</text:p>
      <text:p text:style-name="P1"><text:s text:c="9"/>performance="Excellent";</text:p>
      <text:p text:style-name="P1"><text:s text:c="7"/>else</text:p>
      <text:p text:style-name="P1"><text:s text:c="9"/>performance="good";</text:p>
      <text:p text:style-name="P1"><text:s text:c="8"/></text:p>
      <text:p text:style-name="P1"><text:s text:c="6"/>}</text:p>
      <text:p text:style-name="P1"><text:s text:c="3"/>else if(nop&gt;=5&amp;&amp;nop&lt;=6)</text:p>
      <text:p text:style-name="P1"><text:s text:c="7"/>{if(fp&gt;3)</text:p>
      <text:p text:style-name="P1"><text:s text:c="9"/>performance="good";</text:p>
      <text:p text:style-name="P1"><text:s text:c="8"/>else</text:p>
      <text:p text:style-name="P1"><text:s text:c="10"/>performance="fair";</text:p>
      <text:p text:style-name="P1"><text:s text:c="5"/></text:p>
      <text:p text:style-name="P1"><text:s text:c="7"/>}</text:p>
      <text:p text:style-name="P1"><text:s text:c="4"/>else</text:p>
      <text:p text:style-name="P1"><text:s text:c="6"/>performance="fair";</text:p>
      <text:p text:style-name="P1"><text:s text:c="2"/>}</text:p>
      <text:p text:style-name="P1"><text:s text:c="2"/></text:p>
      <text:p text:style-name="P1"/>
      <text:p text:style-name="P1"><text:s text:c="6"/></text:p>
      <text:p text:style-name="P1">}</text:p>
      <text:p text:style-name="P1"/>
      <text:p text:style-name="P1">class person_detials</text:p>
      <text:p text:style-name="P1">{</text:p>
      <text:p text:style-name="P1"><text:s text:c="2"/>static Scanner input=new Scanner(System.in);</text:p>
      <text:p text:style-name="P1"><text:s text:c="2"/>static int counts,countp; </text:p>
      <text:p text:style-name="P1"><text:s/>public static void main(String[] args)</text:p>
      <text:p text:style-name="P1"><text:s/>{</text:p>
      <text:p text:style-name="P1"><text:s text:c="2"/>int total,choice;</text:p>
      <text:p text:style-name="P1"><text:s text:c="2"/>System.out.print("enter how many person detials you are going to give : ");</text:p>
      <text:p text:style-name="P1"><text:s text:c="2"/>total=input.nextInt();</text:p>
      <text:p text:style-name="P1"><text:s text:c="2"/>Student[] s=new Student[total];</text:p>
      <text:p text:style-name="P1"><text:s text:c="2"/>Professor[] p=new Professor[total];</text:p>
      <text:p text:style-name="P1"><text:s text:c="3"/>for(int i=0;i&lt;total;i++)</text:p>
      <text:p text:style-name="P1"><text:s text:c="3"/>{</text:p>
      <text:p text:style-name="P1"><text:s text:c="4"/>System.out.print("\t1--Professor\n\t2--Student\nenter designation : ");</text:p>
      <text:p text:style-name="P1"><text:s text:c="4"/>choice=input.nextInt();</text:p>
      <text:p text:style-name="P1"><text:s text:c="4"/>if(choice==2)</text:p>
      <text:p text:style-name="P1"><text:s text:c="5"/>input_fun(s);</text:p>
      <text:p text:style-name="P1"><text:s text:c="4"/>else if(choice==1)</text:p>
      <text:p text:style-name="P1"><text:s text:c="6"/>input_fun(p);</text:p>
      <text:p text:style-name="P1"><text:s text:c="4"/>}</text:p>
      <text:p text:style-name="P1"><text:s text:c="3"/>output_fun(s,p);</text:p>
      <text:p text:style-name="P1"><text:s/>}</text:p>
      <text:p text:style-name="P1"><text:s text:c="2"/>static void input_fun(Student[] s)</text:p>
      <text:p text:style-name="P1"><text:s text:c="2"/>{</text:p>
      <text:p text:style-name="P1"><text:s text:c="3"/>String dept,name,dob,address;</text:p>
      <text:p text:style-name="P1"><text:soft-page-break/><text:s text:c="3"/>double mark;</text:p>
      <text:p text:style-name="P1"><text:s text:c="3"/>int exca,age;</text:p>
      <text:p text:style-name="P1"><text:s text:c="5"/></text:p>
      <text:p text:style-name="P1"><text:s text:c="2"/></text:p>
      <text:p text:style-name="P1"><text:s text:c="3"/>System.out.print("enter name of student "+(counts+1)+": ");</text:p>
      <text:p text:style-name="P1"><text:s text:c="3"/>name=input.next();</text:p>
      <text:p text:style-name="P1"><text:s text:c="3"/>System.out.print("enter department : ");</text:p>
      <text:p text:style-name="P1"><text:s text:c="3"/>dept=input.next();</text:p>
      <text:p text:style-name="P1"><text:s text:c="3"/>System.out.print("enter date of birth : ");</text:p>
      <text:p text:style-name="P1"><text:s text:c="3"/>dob=input.next();</text:p>
      <text:p text:style-name="P1"><text:s text:c="3"/>System.out.print("enter age : ");</text:p>
      <text:p text:style-name="P1"><text:s text:c="3"/>age=input.nextInt();</text:p>
      <text:p text:style-name="P1"><text:s text:c="3"/>System.out.print("enter mark (CGPA): ");</text:p>
      <text:p text:style-name="P1"><text:s text:c="3"/>mark=input.nextDouble();</text:p>
      <text:p text:style-name="P1"><text:s text:c="3"/>System.out.print("enter how extra curricular activities "+name+" involved : ");</text:p>
      <text:p text:style-name="P1"><text:s text:c="3"/>exca=input.nextInt();</text:p>
      <text:p text:style-name="P1"><text:s text:c="3"/>System.out.print("enter address : ");</text:p>
      <text:p text:style-name="P1"><text:s text:c="3"/>address=input.next();</text:p>
      <text:p text:style-name="P1"><text:s text:c="3"/>s[counts]=new Student();</text:p>
      <text:p text:style-name="P1"><text:s text:c="3"/>s[counts].set_inp(name, dob, address, age, dept, exca, mark);</text:p>
      <text:p text:style-name="P1"><text:s text:c="3"/>counts++;</text:p>
      <text:p text:style-name="P1"><text:s text:c="3"/></text:p>
      <text:p text:style-name="P1"><text:s text:c="3"/></text:p>
      <text:p text:style-name="P1"><text:s text:c="2"/>}</text:p>
      <text:p text:style-name="P1"><text:s text:c="2"/></text:p>
      <text:p text:style-name="P1"><text:s text:c="2"/>static void input_fun(Professor[] p)</text:p>
      <text:p text:style-name="P1"><text:s text:c="2"/>{</text:p>
      <text:p text:style-name="P1"><text:s text:c="3"/>String dept,name,dob,address;</text:p>
      <text:p text:style-name="P1"><text:s text:c="3"/>int fp,nop,age;</text:p>
      <text:p text:style-name="P1"><text:s text:c="5"/></text:p>
      <text:p text:style-name="P1"><text:s text:c="2"/></text:p>
      <text:p text:style-name="P1"><text:s text:c="3"/>System.out.print("enter name of professor "+(counts+1)+": ");</text:p>
      <text:p text:style-name="P1"><text:s text:c="3"/>name=input.next();</text:p>
      <text:p text:style-name="P1"><text:s text:c="3"/>System.out.print("enter department : ");</text:p>
      <text:p text:style-name="P1"><text:s text:c="3"/>dept=input.next();</text:p>
      <text:p text:style-name="P1"><text:s text:c="3"/>System.out.print("enter date of birth : ");</text:p>
      <text:p text:style-name="P1"><text:s text:c="3"/>dob=input.next();</text:p>
      <text:p text:style-name="P1"><text:s text:c="3"/>System.out.print("enter age : ");</text:p>
      <text:p text:style-name="P1"><text:s text:c="3"/>age=input.nextInt();</text:p>
      <text:p text:style-name="P1"><text:s text:c="3"/>System.out.print("enter number of publication "+name+" done : ");</text:p>
      <text:p text:style-name="P1"><text:s text:c="3"/>nop=input.nextInt();</text:p>
      <text:p text:style-name="P1"><text:s text:c="3"/>System.out.print("enter how many internal funded <text:s/>"+name+" involved : ");</text:p>
      <text:p text:style-name="P1"><text:s text:c="3"/>fp=input.nextInt();</text:p>
      <text:p text:style-name="P1"><text:s text:c="3"/>System.out.print("enter address : ");</text:p>
      <text:p text:style-name="P1"><text:s text:c="3"/>address=input.next();</text:p>
      <text:p text:style-name="P1"><text:s text:c="3"/>p[countp]=new Professor();</text:p>
      <text:p text:style-name="P1"><text:s text:c="3"/>p[countp].set_inp(name,dob,address,age,dept,nop,fp);</text:p>
      <text:p text:style-name="P1"><text:s text:c="3"/>countp++;</text:p>
      <text:p text:style-name="P1"><text:s text:c="3"/></text:p>
      <text:p text:style-name="P1"><text:s text:c="3"/></text:p>
      <text:p text:style-name="P1"><text:s text:c="2"/>}</text:p>
      <text:p text:style-name="P1"><text:s text:c="2"/>static void output_fun(Student[] s,Professor[] p)</text:p>
      <text:p text:style-name="P1"><text:soft-page-break/><text:s text:c="2"/>{</text:p>
      <text:p text:style-name="P1"><text:s text:c="5"/></text:p>
      <text:p text:style-name="P1"><text:s text:c="6"/>for(int i=0;i&lt;counts;i++)</text:p>
      <text:p text:style-name="P1"><text:s text:c="5"/>{</text:p>
      <text:p text:style-name="P1"><text:s text:c="8"/>if(i==0)</text:p>
      <text:p text:style-name="P1"><text:s text:c="9"/>{ if(counts&gt;1)</text:p>
      <text:p text:style-name="P1"><text:s text:c="11"/>System.out.println("------&gt;STUDENTS&lt;--------");</text:p>
      <text:p text:style-name="P1"><text:s text:c="7"/>else</text:p>
      <text:p text:style-name="P1"><text:s text:c="11"/>System.out.println("------&gt;STUDENT&lt;--------");</text:p>
      <text:p text:style-name="P1"><text:s text:c="9"/>} <text:s/></text:p>
      <text:p text:style-name="P1"><text:s text:c="6"/>System.out.println("name of the student : "+s[i].name+"\ndepartment :"+s[i].dept+"\ndate of birth : "+s[i].dob+"\nage : "+s[i].age+"\nmark : "+s[i].mark+"\nno.of extra curricular activities involved :"+s[i].exca+"\naddress :"+s[i].address+"\nperformance: "+s[i].performance);</text:p>
      <text:p text:style-name="P1"><text:s text:c="5"/>}</text:p>
      <text:p text:style-name="P1"><text:s text:c="12"/></text:p>
      <text:p text:style-name="P1"><text:s text:c="7"/>for(int i=0;i&lt;countp;i++)</text:p>
      <text:p text:style-name="P1"><text:s text:c="5"/>{</text:p>
      <text:p text:style-name="P1"><text:s text:c="8"/>if(i==0)</text:p>
      <text:p text:style-name="P1"><text:s text:c="9"/>{ if(countp&gt;1)</text:p>
      <text:p text:style-name="P1"><text:s text:c="11"/>System.out.println("------&gt;PROFESSORS&lt;--------");</text:p>
      <text:p text:style-name="P1"><text:s text:c="7"/>else</text:p>
      <text:p text:style-name="P1"><text:s text:c="11"/>System.out.println("------&gt;PROFESSOR&lt;--------");</text:p>
      <text:p text:style-name="P1"><text:s text:c="9"/>} <text:s/></text:p>
      <text:p text:style-name="P1"><text:s text:c="6"/>System.out.println("name of the professor : "+p[i].name+"\ndepartment :"+p[i].dept+"\ndate of birth : "+p[i].dob+"\nage : "+p[i].age+"\nnumber of publication : "+p[i].nop+"\nnumber of funded projects :"+p[i].fp+"\naddress :"+p[i].address+"\nperformance: "+p[i].performance);</text:p>
      <text:p text:style-name="P1"><text:s text:c="5"/>}</text:p>
      <text:p text:style-name="P1"><text:s text:c="12"/></text:p>
      <text:p text:style-name="P1"><text:s text:c="4"/></text:p>
      <text:p text:style-name="P1"><text:s text:c="2"/>}</text:p>
      <text:p text:style-name="P1">}</text:p>
      <text:p text:style-name="P1"/>
      <text:p text:style-name="P1">/*SAMPLE I/O:</text:p>
      <text:p text:style-name="P1">aswin@aswin-pavilion-15:~/Desktop/sem3/java/lab/programs/2a$ java person_detials</text:p>
      <text:p text:style-name="P1">enter how many person detials you are going to give : 3</text:p>
      <text:p text:style-name="P1"><text:tab/>1--Professor</text:p>
      <text:p text:style-name="P1"><text:tab/>2--Student</text:p>
      <text:p text:style-name="P1">enter designation : 1</text:p>
      <text:p text:style-name="P1">enter name of professor 1: Ramesh <text:s text:c="11"/></text:p>
      <text:p text:style-name="P1">enter department : IT <text:s text:c="3"/></text:p>
      <text:p text:style-name="P1">enter date of birth : 04/07/1970</text:p>
      <text:p text:style-name="P1">enter age : 49</text:p>
      <text:p text:style-name="P1">enter number of publication Ramesh done : 7</text:p>
      <text:p text:style-name="P1">enter how many internal funded <text:s/>Ramesh involved : 5</text:p>
      <text:p text:style-name="P1">enter address : CHENNAI</text:p>
      <text:p text:style-name="P1"><text:tab/>1--Professor</text:p>
      <text:p text:style-name="P1"><text:tab/>2--Student</text:p>
      <text:p text:style-name="P1">enter designation : 2</text:p>
      <text:p text:style-name="P1">enter name of student 1: Vijay <text:s text:c="3"/></text:p>
      <text:p text:style-name="P1">enter department : CSE</text:p>
      <text:p text:style-name="P1">enter date of birth : 03/07/2000 </text:p>
      <text:p text:style-name="P1">enter age : 19</text:p>
      <text:p text:style-name="P1"><text:soft-page-break/>enter mark (CGPA): 8.4</text:p>
      <text:p text:style-name="P1">enter how extra curricular activities Vijay involved : 5</text:p>
      <text:p text:style-name="P1">enter address : kalavakkam</text:p>
      <text:p text:style-name="P1"><text:tab/>1--Professor</text:p>
      <text:p text:style-name="P1"><text:tab/>2--Student</text:p>
      <text:p text:style-name="P1">enter designation : 2</text:p>
      <text:p text:style-name="P1">enter name of student 2: Aswin</text:p>
      <text:p text:style-name="P1">enter department : CSE</text:p>
      <text:p text:style-name="P1">enter date of birth : 02/10/2000</text:p>
      <text:p text:style-name="P1">enter age : 18</text:p>
      <text:p text:style-name="P1">enter mark (CGPA): 8.6</text:p>
      <text:p text:style-name="P1">enter how extra curricular activities Aswin involved : 4</text:p>
      <text:p text:style-name="P1">enter address : Neikuppai</text:p>
      <text:p text:style-name="P1">------&gt;STUDENTS&lt;--------</text:p>
      <text:p text:style-name="P1">name of the student : Vijay</text:p>
      <text:p text:style-name="P1">department :CSE</text:p>
      <text:p text:style-name="P1">date of birth : 03/07/2000</text:p>
      <text:p text:style-name="P1">age : 19</text:p>
      <text:p text:style-name="P1">mark : 8.4</text:p>
      <text:p text:style-name="P1">no.of extra curricular activities involved :5</text:p>
      <text:p text:style-name="P1">address :kalavakkam</text:p>
      <text:p text:style-name="P1">performance: Excellent</text:p>
      <text:p text:style-name="P1">name of the student : Aswin</text:p>
      <text:p text:style-name="P1">department :CSE</text:p>
      <text:p text:style-name="P1">date of birth : 02/10/2000</text:p>
      <text:p text:style-name="P1">age : 18</text:p>
      <text:p text:style-name="P1">mark : 8.6</text:p>
      <text:p text:style-name="P1">no.of extra curricular activities involved :4</text:p>
      <text:p text:style-name="P1">address :Neikuppai</text:p>
      <text:p text:style-name="P1">performance: Excellent</text:p>
      <text:p text:style-name="P1">------&gt;PROFESSOR&lt;--------</text:p>
      <text:p text:style-name="P1">name of the professor : Ramesh</text:p>
      <text:p text:style-name="P1">department :IT</text:p>
      <text:p text:style-name="P1">date of birth : 04/07/1970</text:p>
      <text:p text:style-name="P1">age : 49</text:p>
      <text:p text:style-name="P1">number of publication : 7</text:p>
      <text:p text:style-name="P1">number of funded projects :5</text:p>
      <text:p text:style-name="P1">address :CHENNAI</text:p>
      <text:p text:style-name="P1">performance: Excellent</text:p>
      <text:p text:style-name="P1"/>
      <text:p text:style-name="P1">*/</text:p>
      <text:p text:style-name="P1"/>
      <text:p text:style-name="P1">#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01T07:30:39.429228645</meta:creation-date>
    <dc:date>2019-08-01T07:36:30.440538941</dc:date>
    <meta:editing-duration>PT5M52S</meta:editing-duration>
    <meta:editing-cycles>1</meta:editing-cycles>
    <meta:document-statistic meta:table-count="0" meta:image-count="0" meta:object-count="0" meta:page-count="15" meta:paragraph-count="712" meta:word-count="1775" meta:character-count="19631" meta:non-whitespace-character-count="15650"/>
    <meta:generator>LibreOffice/6.2.4.2$Linux_X86_64 LibreOffice_project/20$Build-2</meta:generator>
  </office:meta>
</office:document-meta>
</file>